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00700003D4B000024E7F4A30BD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Courier" svg:font-family="Courier" style:font-family-generic="modern"/>
    <style:font-face style:name="Courier New1" svg:font-family="'Courier New'" style:font-family-generic="modern"/>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4.564cm" fo:margin-left="-0.132cm" table:align="left" style:writing-mode="lr-tb"/>
    </style:style>
    <style:style style:name="Tabelle1.A" style:family="table-column">
      <style:table-column-properties style:column-width="7.273cm"/>
    </style:style>
    <style:style style:name="Tabelle1.B" style:family="table-column">
      <style:table-column-properties style:column-width="7.292cm"/>
    </style:style>
    <style:style style:name="Tabelle1.1" style:family="table-row">
      <style:table-row-properties style:min-row-height="0.554cm"/>
    </style:style>
    <style:style style:name="Tabelle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1.B1" style:family="table-cell">
      <style:table-cell-properties style:vertical-align="top" fo:padding-left="0.123cm" fo:padding-right="0.123cm" fo:padding-top="0cm" fo:padding-bottom="0cm" fo:border="0.002cm solid #000000"/>
    </style:style>
    <style:style style:name="Tabelle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1.3" style:family="table-row">
      <style:table-row-properties style:min-row-height="0.549cm"/>
    </style:style>
    <style:style style:name="Tabelle2" style:family="table">
      <style:table-properties style:width="14.298cm" style:rel-width="100%" table:align="left" style:writing-mode="lr-tb"/>
    </style:style>
    <style:style style:name="Tabelle2.A" style:family="table-column">
      <style:table-column-properties style:column-width="14.298cm" style:rel-column-width="65535*"/>
    </style:style>
    <style:style style:name="Tabelle2.A1" style:family="table-cell">
      <style:table-cell-properties fo:padding="0.049cm" fo:border="none"/>
    </style:style>
    <style:style style:name="P1" style:family="paragraph" style:parent-style-name="JM_5f_Headline" style:master-page-name="Standard"/>
    <style:style style:name="P2" style:family="paragraph" style:parent-style-name="JM_5f_Aufzaehlung" style:list-style-name="WW8Num2"/>
    <style:style style:name="P3" style:family="paragraph" style:parent-style-name="JM_5f_Mengentext">
      <style:paragraph-properties fo:margin-left="0cm" fo:margin-right="0cm" fo:text-indent="0cm" style:auto-text-indent="false"/>
    </style:style>
    <style:style style:name="P4" style:family="paragraph" style:parent-style-name="JM_5f_Quellcode">
      <style:text-properties fo:color="#000000" style:font-name-asian="Courier New2" style:font-name-complex="Courier New2"/>
    </style:style>
    <style:style style:name="P5" style:family="paragraph" style:parent-style-name="JM_5f_Mengentext">
      <style:text-properties style:font-name="Times New Roman" fo:font-size="10pt" style:font-size-asian="10pt"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1" fo:font-size="8pt" style:font-name-asian="Courier New2" style:font-size-asian="8pt" style:font-name-complex="Courier New2"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Courier1" fo:font-size="8pt" style:font-name-asian="Courier New2" style:font-size-asian="8pt" style:font-name-complex="Courier New2" style:font-size-complex="8pt"/>
    </style:style>
    <style:style style:name="P8" style:family="paragraph" style:parent-style-name="JM_5f_Mengentext">
      <style:paragraph-properties fo:margin-left="0cm" fo:margin-right="0cm" fo:text-indent="0cm" style:auto-text-indent="false"/>
      <style:text-properties style:font-name="Times New Roman" fo:font-size="10pt" style:font-size-asian="10pt" style:font-size-complex="10pt"/>
    </style:style>
    <style:style style:name="P9" style:family="paragraph" style:parent-style-name="JM_5f_Absatzheadline">
      <style:text-properties style:font-name="Times New Roman" fo:font-size="10pt" style:font-size-asian="10pt" style:font-size-complex="10pt"/>
    </style:style>
    <style:style style:name="P10" style:family="paragraph" style:parent-style-name="JM_5f_Quellcode">
      <style:text-properties fo:language="en" fo:country="GB"/>
    </style:style>
    <style:style style:name="P11" style:family="paragraph" style:parent-style-name="JM_5f_Quellcode">
      <style:text-properties fo:color="#000080" style:font-name="Courier1" fo:font-size="8pt" style:font-size-asian="8pt" style:font-size-complex="8pt"/>
    </style:style>
    <style:style style:name="P12" style:family="paragraph" style:parent-style-name="JM_5f_Quellcode">
      <style:text-properties style:font-name="Courier1" fo:font-size="8pt" style:font-size-asian="8pt" style:font-size-complex="8pt"/>
    </style:style>
    <style:style style:name="P13" style:family="paragraph" style:parent-style-name="JM_5f_Quellcode">
      <style:text-properties fo:color="#000080" style:font-name="Courier1" fo:font-size="8pt" style:font-name-asian="Courier New2" style:font-size-asian="8pt" style:font-name-complex="Courier New2" style:font-size-complex="8pt"/>
    </style:style>
    <style:style style:name="P14" style:family="paragraph" style:parent-style-name="JM_5f_Kastenheadline">
      <style:text-properties fo:language="fr" fo:country="FR"/>
    </style:style>
    <style:style style:name="P15" style:family="paragraph" style:parent-style-name="JM_5f_Quellcode">
      <style:paragraph-properties fo:break-before="page"/>
    </style:style>
    <style:style style:name="P16" style:family="paragraph" style:parent-style-name="JM_5f_Bildunterschrift">
      <style:text-properties fo:background-color="#ffff00"/>
    </style:style>
    <style:style style:name="P17" style:family="paragraph" style:parent-style-name="JM_5f_Kastentext_5f_Aufzaehlung" style:list-style-name="WW8Num4"/>
    <style:style style:name="P18" style:family="paragraph" style:parent-style-name="JM_5f_Mengentext">
      <style:text-properties fo:font-style="italic" style:font-style-asian="italic"/>
    </style:style>
    <style:style style:name="P19" style:family="paragraph" style:parent-style-name="Table_20_Contents">
      <style:text-properties fo:font-size="2pt" style:font-size-asian="2pt" style:font-size-complex="2pt"/>
    </style:style>
    <style:style style:name="T1" style:family="text">
      <style:text-properties fo:font-style="italic" style:font-style-asian="italic" style:font-style-complex="italic"/>
    </style:style>
    <style:style style:name="T2" style:family="text">
      <style:text-properties style:font-name="Courier1" fo:font-size="8pt" fo:font-weight="bold" style:font-size-asian="8pt" style:font-weight-asian="bold" style:font-size-complex="8pt" style:font-weight-complex="bold"/>
    </style:style>
    <style:style style:name="T3" style:family="text">
      <style:text-properties style:font-name="Courier1" fo:font-size="8pt" style:font-size-asian="8pt" style:font-size-complex="8pt"/>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3f5fbf"/>
    </style:style>
    <style:style style:name="T6" style:family="text">
      <style:text-properties fo:color="#000000"/>
    </style:style>
    <style:style style:name="T7" style:family="text">
      <style:text-properties fo:color="#7f0055" fo:font-weight="bold" style:font-weight-asian="bold" style:font-weight-complex="bold"/>
    </style:style>
    <style:style style:name="T8" style:family="text">
      <style:text-properties style:font-name="Times New Roman"/>
    </style:style>
    <style:style style:name="T9" style:family="text">
      <style:text-properties style:font-name="Times New Roman" fo:font-size="10pt" style:font-size-asian="10pt" style:font-size-complex="10pt"/>
    </style:style>
    <style:style style:name="T10" style:family="text">
      <style:text-properties style:font-name="Times New Roman" fo:font-size="10pt" fo:font-style="italic" style:font-size-asian="10pt" style:font-style-asian="italic" style:font-size-complex="10pt" style:font-style-complex="italic"/>
    </style:style>
    <style:style style:name="T11" style:family="text">
      <style:text-properties style:font-name="Times New Roman" fo:font-size="10pt" fo:font-style="italic" style:font-name-asian="Courier2" style:font-size-asian="10pt" style:font-style-asian="italic" style:font-name-complex="Courier2" style:font-size-complex="10pt" style:font-style-complex="italic"/>
    </style:style>
    <style:style style:name="T12" style:family="text">
      <style:text-properties fo:color="#000000" fo:font-weight="bold" style:font-weight-asian="bold" style:font-weight-complex="bold"/>
    </style:style>
    <style:style style:name="T13" style:family="text">
      <style:text-properties fo:color="#0000c0" fo:font-style="italic" style:font-style-asian="italic" style:font-style-complex="italic"/>
    </style:style>
    <style:style style:name="T14" style:family="text">
      <style:text-properties fo:color="#000000" fo:font-style="italic" style:font-style-asian="italic" style:font-style-complex="italic"/>
    </style:style>
    <style:style style:name="T15" style:family="text">
      <style:text-properties fo:color="#000080"/>
    </style:style>
    <style:style style:name="T16" style:family="text">
      <style:text-properties fo:color="#008000"/>
    </style:style>
    <style:style style:name="T17" style:family="text">
      <style:text-properties style:font-name="Times New Roman" fo:font-size="10pt" fo:font-style="normal" style:font-size-asian="10pt" style:font-style-asian="normal" style:font-size-complex="10pt" style:font-style-complex="normal"/>
    </style:style>
    <style:style style:name="T18" style:family="text" style:parent-style-name="JM_5f_Kastentext_5f_Link">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entrales Ausnahmemelden</text:p>
      <text:p text:style-name="JM_5f_Subline1">Der komfortable Notausgang</text:p>
      <text:p text:style-name="JM_5f_Autor">Christoph Knabe, Siamak Haschemi</text:p>
      <text:p text:style-name="JM_5f_Subline2">Damit Ausnahmen nicht in schwer auffindbaren Log-Dateien verschwinden oder gar unterdrückt werden, ist ein zentrales Ausnahmemelden in Verbindung mit konsequenter Ursachenerfassung einzuführen. Es werden für die populären Oberflächen-Rahmenwerke Swing, Struts und Java Server Faces Techniken dafür beschrieben. Auch Aspektorientierte Techniken helfen dabei. Konsequent eingesetzt, erhält man robuste und diagnosestarke Applikationen, die bequem zu programmieren sind.</text:p>
      <text:p text:style-name="JM_5f_Mengentext">Die Zentralisierung des Meldens von Ausnahmen bewirkt, dass bereits erkannte Fehler nicht „verlorengehen“ und dass alle Fehlermeldungen in einem einheitlichen, benutzerfreundlichen Format erfolgen. Leider sind die Mittel, Ausnahmen zu melden, in jedem Oberflächenrahmenwerk verschieden und oft nur schwer in der Dokumentation zu finden. Daher beschreiben wir für einige Rahmenwerke, wie man die Ausnahmemeldung zentralisiert, als auch wie dieses ohne Kenntnis der Tiefen eines Rahmenwerks mit AspectJ möglich ist.</text:p>
      <text:p text:style-name="JM_5f_Mengentext">Daneben werden übliche Fehler und gute Praktiken in Bezug auf Ausnahmebehandlung besprochen.</text:p>
      <text:p text:style-name="JM_5f_Absatzheadline">Warum zentrales Ausnahmemelden?</text:p>
      <text:p text:style-name="JM_5f_Mengentext">Das saubere Erfassen, Behandeln und Melden von Ausnahmen ist durchaus kompliziert und kann leicht die Hälfte des Quellcodes einnehmen. Es ist bei Programmierern auch unbeliebt, da es nicht direkt zum Funktionsumfang eines Systems beiträgt. Durch konsequente Zentralisierung wird jedoch der Code wartungsfreundlicher, robuster und diagnosestärker. Daneben erhält der Benutzer öfter eine Systemreaktion, die er versteht, selbst wenn das System seinen Auftrag nicht durchführen kann oder will.</text:p>
      <text:p text:style-name="JM_5f_Absatzheadline">Schlechte Ausnahmebehandlung</text:p>
      <text:p text:style-name="JM_5f_Mengentext">Als Grundlage für die weiteren Konzepte wollen wir typische Fehler in der Ausnahmebehandlung zusammenstellen, die auch im Quellcode renommierter Hersteller leider immer noch vorkommen.</text:p>
      <text:list text:style-name="WW8Num2">
        <text:list-item>
          <text:p text:style-name="P2">Ausnahme ohne Diagnoseparameter werfen: Nichts ist frustrierender, als z.B. die Meldung <text:span text:style-name="T1">FileNotFoundException</text:span> zu erhalten, ohne gesagt zu bekommen, welche Datei denn fehlt. Die Suche nach der fehlenden Datei kann sehr langwierig werden.</text:p>
        </text:list-item>
        <text:list-item>
          <text:p text:style-name="P2">Ausnahme unterdrücken: Ein <text:span text:style-name="T2">try</text:span><text:span text:style-name="T3"> { ... }</text:span><text:span text:style-name="T2">catch</text:span><text:span text:style-name="T3">(IrgendwasException e){}</text:span> findet sich leider in vielen Lehrbüchern, wenn es nicht gerade um Ausnahmebehandlung geht, und in manchem Quellcode. Der Programmierer ist zwar momentan die Sorge los, wohin mit der eigentlich unerwarteten Ausnahme. Wenn Sie aber dennoch einmal auftritt, erfährt keiner etwas davon und muss man Detektiv bei den Folgefehlern spielen.</text:p>
        </text:list-item>
        <text:list-item>
          <text:p text:style-name="P2">Ausnahme loggen, ohne Auftraggeber zu informieren: <text:s/>Ein <text:span text:style-name="T2">try</text:span><text:span text:style-name="T3"> { ... } </text:span><text:span text:style-name="T2">catch</text:span><text:span text:style-name="T3">(IrgendwasException e) {log.warn(e);}</text:span> ist nur eine etwas mildere Form der Ausnahmeunterdrückung. Weder die aufrufende Methode noch der Programmbenutzer erfahren von dem Fehler. Der Benutzer bemerkt das Versagen erst bei Folgefehlern und muss dann mühsam suchen, in welchen Log-Dateien sich relevante Ausnahmen finden könnten.</text:p>
        </text:list-item>
        <text:list-item>
          <text:p text:style-name="P2">Ursachenausnahme unterdrücken: Ein <text:span text:style-name="T2">try</text:span><text:span text:style-name="T3"> { ... } </text:span><text:span text:style-name="T2">catch</text:span><text:span text:style-name="T3">(IrgendwasException e) {</text:span><text:span text:style-name="T2">throw</text:span><text:span text:style-name="T3"> </text:span><text:span text:style-name="T2">new</text:span><text:span text:style-name="T3"> MyException();}</text:span> informiert zwar den Auftraggeber unverzüglich vom Fehlschlag, unterdrückt aber die eigentliche Ursache und führt daher ebenfalls zu langwieriger Fehlersuche.</text:p>
        </text:list-item>
        <text:list-item>
          <text:p text:style-name="P2">Unterschiedliche Meldungswege: Ad-hoc-programmierte Ausnahmemeldungen sind oft nur ein <text:span text:style-name="T1">printStackTrace</text:span>. Sie sind nicht benutzerfreundlich, erreichen den Benutzer oft nicht und können Legacy-Ausnahmen (wie die <text:span text:style-name="T4">SQLException</text:span>) nicht mit allen Diagnoseinfos wiedergeben.</text:p>
        </text:list-item>
      </text:list>
      <text:p text:style-name="P3">Aus diesen typischen Fehlern bei der Ausnahmebehandlung leiten wir folgende Strategien ab.</text:p>
      <text:p text:style-name="JM_5f_Absatzheadline">Strategien zur Ausnahmebehandlung</text:p>
      <text:p text:style-name="JM_5f_Mengentext">Als erstes ist zu empfehlen, dass Sie bewährte Lösungen zur Ausnahmebehandlung einsetzen. Leider gibt es wenige quelloffene Rahmenwerke dazu. Die meisten Lösungen sind hausinterne Entwicklungen. Auch das „Multi-Tier Exception Handling Framework“ MulTEx [1] des Autors Knabe geht auf derartige Erfahrungen aus der Privatwirtschaft zurück. MulTEx wird in den Beispielen dieses Artikels verwendet, auch wenn es nicht im Mitelpunkt steht. Die Strategien sind auch auf andere Frameworks übertragbar.</text:p>
      <text:p text:style-name="JM_5f_Mengentext">Daneben gibt es natürlich noch verschiedene Meinungen, wie häufig Ausnahmen eingesetzt werden sollten. Trotz allen Streits um die Effizienz von Ausnahmen bleibt unzweifelhaft, dass die automatische Ausnahmebehandlung sehr zur Robustheit von Java-Applikationen beiträgt, dass Ausnahmen häufig eingesetzt werden und man daher auf jeden Fall für eine saubere Meldung geworfener Ausnahmen sorgen muss.</text:p>
      <text:p text:style-name="JM_5f_Absatzheadline">Ausnahme mit Diagnoseparametern und Meldungstext</text:p>
      <text:p text:style-name="JM_5f_Mengentext">Nach unserem Verständnis sollte eine Ausnahme, da sie ja an den Benutzer zu melden ist, einen parametrierten, internationalisierbaren Meldungstext haben. Dies war schon z.B. in den 1980er Jahren in dem Betriebssystem VMS [2] gegeben, ist auf der Java-Plattform aber leider nicht vorbereitet. </text:p>
      <text:p text:style-name="JM_5f_Mengentext">MulTEx kombiniert dazu die Standardklassen <text:s/><text:span text:style-name="T1">java.text.MessageFormat</text:span> und <text:span text:style-name="T1">java.util.ResourceBundle</text:span> und verwendet den Klassennamen jeder Ausnahme als Schlüssel für den zugehörigen Meldungstext. Der Meldungstext in der Entwicklungssprache kann dabei als Javadoc-Kommentar oder als String-Literal in der Ausnahmeklasse definiert werden. Eine typische MulTEx-Ausnahme sähe dann z.B. wie folgt aus:</text:p>
      <text:p text:style-name="JM_5f_Mengentext"/>
      <text:p text:style-name="JM_5f_Quellcode"><text:span text:style-name="T5">/**Phone</text:span><text:span text:style-name="T6"> </text:span><text:span text:style-name="T5">number</text:span><text:span text:style-name="T6"> </text:span><text:span text:style-name="T5">{0}</text:span><text:span text:style-name="T6"> </text:span><text:span text:style-name="T5">contains</text:span><text:span text:style-name="T6"> </text:span><text:span text:style-name="T5">illegal</text:span><text:span text:style-name="T6"> </text:span><text:span text:style-name="T5">characters.</text:span><text:span text:style-name="T6"> </text:span><text:span text:style-name="T5">Allowed</text:span><text:span text:style-name="T6"> </text:span><text:span text:style-name="T5">are</text:span><text:span text:style-name="T6"> </text:span><text:span text:style-name="T5">only</text:span><text:span text:style-name="T6"> </text:span><text:span text:style-name="T5">''{1}''*/</text:span></text:p>
      <text:p text:style-name="JM_5f_Quellcode"><text:span text:style-name="T7">class</text:span><text:span text:style-name="T6"> PhoneNumberExc </text:span><text:span text:style-name="T7">extends</text:span><text:span text:style-name="T6"> multex.Exc {</text:span></text:p>
      <text:p text:style-name="JM_5f_Quellcode"><text:span text:style-name="T6"><text:s text:c="2"/></text:span><text:span text:style-name="T7">public</text:span><text:span text:style-name="T6"> PhoneNumberExc(String phoneNumber, String allowedCharacters) {</text:span></text:p>
      <text:p text:style-name="JM_5f_Quellcode"><text:span text:style-name="T6"><text:s text:c="4"/></text:span><text:span text:style-name="T7">super</text:span><text:span text:style-name="T6">(</text:span><text:span text:style-name="T7">null</text:span><text:span text:style-name="T6">, phoneNumber, allowedCharacters);</text:span></text:p>
      <text:p text:style-name="JM_5f_Quellcode"><text:s text:c="2"/>}</text:p>
      <text:p text:style-name="P4">}</text:p>
      <text:p text:style-name="JM_5f_Mengentext">Die bei Auftreten dieser Ausnahme erscheinende Meldung würde z.B. lauten:<text:line-break/><text:span text:style-name="T1">Phone number 030$36409775 contains illegal characters. Allowed are only '0123456789 ()/+-'</text:span></text:p>
      <text:p text:style-name="JM_5f_Absatzheadline">Ursachenerfassung</text:p>
      <text:p text:style-name="JM_5f_Mengentext">Sehr häufig will oder kann man eine geprüfte Ausnahme nicht einfach durch Aufnahme in die eigene <text:span text:style-name="T1">throws</text:span>-Klausel nach oben weiterreichen (propagieren). Einerseits würden dadurch die <text:span text:style-name="T4">throws</text:span>-Klauseln der obersten Methoden sehr lang und wartungsfeindlich oder sehr nichtssagend <text:span text:style-name="T8">wi</text:span><text:span text:style-name="T9">e </text:span><text:span text:style-name="T10">throws</text:span><text:span text:style-name="T11">‍ </text:span><text:span text:style-name="T10">Exception</text:span><text:span text:style-name="T9">. Häufig ist es auch beim Überschreiben einer Rahmenwerk-Methode wie z.B. des Swing-</text:span><text:span text:style-name="T10">actionPerformed</text:span><text:span text:style-name="T9"> mit leerer </text:span><text:span text:style-name="T10">throws</text:span><text:span text:style-name="T9">-Klausel gar nicht möglich, diese zu erweitern.</text:span></text:p>
      <text:p text:style-name="JM_5f_Mengentext"><text:span text:style-name="T9">All dies spricht dafür, nur Vorbedingungsverletzungen durch geprüfte Ausnahmen zu beantworten. Technisches Versagen einer Methode sollte hingegen durch Verpacken jeder unerwartet von unten kommenden Ausnahme in eine ungeprüfte Ausnahme der eigenen Schicht mit zusätzlichen Diagnoseparametern und eigenem Meldungstext propagiert werden. Als Beispiel dafür siehe den Code zum Laden der „Spielpersistenz“ in Klasse </text:span><text:span text:style-name="T10">db.Persistence</text:span><text:span text:style-name="T9"> im Beispielprojekt </text:span><text:span text:style-name="T10">excrep</text:span><text:span text:style-name="T9"> [3]:</text:span></text:p>
      <text:p text:style-name="P5"/>
      <text:p text:style-name="P6"><text:span text:style-name="T7">try</text:span><text:span text:style-name="T6"> {</text:span></text:p>
      <text:p text:style-name="P6"><text:span text:style-name="T12"><text:s text:c="2"/></text:span><text:span text:style-name="T7">final</text:span><text:span text:style-name="T6"> FileInputStream f = </text:span><text:span text:style-name="T7">new</text:span><text:span text:style-name="T6"> FileInputStream(</text:span><text:span text:style-name="T13">FILENAME</text:span><text:span text:style-name="T6">);</text:span></text:p>
      <text:p text:style-name="P6"><text:span text:style-name="T12"><text:s text:c="2"/></text:span><text:span text:style-name="T7">final</text:span><text:span text:style-name="T6"> ObjectInputStream o = </text:span><text:span text:style-name="T7">new</text:span><text:span text:style-name="T6"> ObjectInputStream(f);</text:span></text:p>
      <text:p text:style-name="P6"><text:span text:style-name="T14"><text:s text:c="2"/></text:span><text:span text:style-name="T13">lastId</text:span><text:span text:style-name="T6"> = o.readLong();</text:span></text:p>
      <text:p text:style-name="P7"><text:s text:c="2"/>result = (Set&lt;Client&gt;)o.readObject();</text:p>
      <text:p text:style-name="P7"><text:s text:c="2"/>o.close();</text:p>
      <text:p text:style-name="P6"><text:span text:style-name="T6">} </text:span><text:span text:style-name="T7">catch</text:span><text:span text:style-name="T6"> (Exception e) {</text:span></text:p>
      <text:p text:style-name="P6"><text:span text:style-name="T12"><text:s text:c="2"/></text:span><text:span text:style-name="T7">throw</text:span><text:span text:style-name="T6"> </text:span><text:span text:style-name="T7">new</text:span><text:span text:style-name="T6"> LoadFailure(e, </text:span><text:span text:style-name="T13">FILENAME</text:span><text:span text:style-name="T6">);</text:span></text:p>
      <text:p text:style-name="P7">}</text:p>
      <text:p text:style-name="JM_5f_Mengentext">Dazu gehört die entsprechende ungeprüfte Ausnahme:</text:p>
      <text:p text:style-name="P6"><text:span text:style-name="T5">/**Failure</text:span><text:span text:style-name="T6"> </text:span><text:span text:style-name="T5">loading</text:span><text:span text:style-name="T6"> </text:span><text:span text:style-name="T5">persistence</text:span><text:span text:style-name="T6"> </text:span><text:span text:style-name="T5">from</text:span><text:span text:style-name="T6"> </text:span><text:span text:style-name="T5">file</text:span><text:span text:style-name="T6"> </text:span><text:span text:style-name="T5">{0}*/</text:span></text:p>
      <text:p text:style-name="P6"><text:span text:style-name="T7">public</text:span><text:span text:style-name="T6"> </text:span><text:span text:style-name="T7">static</text:span><text:span text:style-name="T6"> </text:span><text:span text:style-name="T7">class</text:span><text:span text:style-name="T6"> LoadFailure </text:span><text:span text:style-name="T7">extends</text:span><text:span text:style-name="T6"> multex.Failure {</text:span></text:p>
      <text:p text:style-name="P6"><text:span text:style-name="T12"><text:s text:c="2"/></text:span><text:span text:style-name="T7">public</text:span><text:span text:style-name="T6"> LoadFailure(Throwable cause, String filename) {</text:span></text:p>
      <text:p text:style-name="P6"><text:span text:style-name="T12"><text:s text:c="4"/></text:span><text:span text:style-name="T7">super</text:span><text:span text:style-name="T6">(</text:span><text:span text:style-name="T7">null</text:span><text:span text:style-name="T6">, cause, filename);</text:span></text:p>
      <text:p text:style-name="P7"><text:s text:c="2"/>}</text:p>
      <text:p text:style-name="P7">}</text:p>
      <text:p text:style-name="JM_5f_Mengentext"><text:span text:style-name="T9">Dieses Vorgehen kann zu einer Kette von Ursachenausnahmen führen und wird deshalb auch „Exception Chaining“ genannt. Es ist in MulTEx seit 1998 enthalten, in Java seit dem JDK 1.4. MulTEx geht noch einen Schritt weiter, indem auch eine </text:span><text:span text:style-name="T10">Collection</text:span><text:span text:style-name="T9"> von Ursachenausnahmen an einen </text:span><text:span text:style-name="T10">Failure</text:span><text:span text:style-name="T9"> übergeben werden kann, was in der Konsequenz zu einem Ursachenbaum führt.</text:span></text:p>
      <text:p text:style-name="JM_5f_Absatzheadline">Zentrales Ausnahmemelden</text:p>
      <text:p text:style-name="P5">Aus obiger Argumentation folgt schon, dass das Melden einer Ausnahme keine triviale Sache ist. Es muss Folgendes leisten.</text:p>
      <text:list text:style-name="WW8Num2">
        <text:list-item>
          <text:p text:style-name="P2">Meldungsziel bestimmen: Ausnahmen bei Aktionen, die vom Bediener angestoßen wurden, an diesen melden. Andere z.B. in Dauer-Threads können nur protokolliert werden. Schwergewichtige Ausnahmen sollten eventuell speziell per E-Post an den Systemadministrator gemeldet werden.</text:p>
        </text:list-item>
        <text:list-item>
          <text:p text:style-name="P2">Internationalisierung und Parametrierung der Ausnahmen-Meldungstexte.</text:p>
        </text:list-item>
        <text:list-item>
          <text:p text:style-name="P2">Verfolgen von Ursachenkette oder -baum eventuell mit weitergehender Detaillierung erst auf Mausklick.</text:p>
        </text:list-item>
        <text:list-item>
          <text:p text:style-name="P2">Verfolgen von Legacy-Ursachen wie <text:span text:style-name="T1">getRootCause()</text:span> bei der <text:span text:style-name="T1">javax.servlet.ServletException</text:span>.</text:p>
        </text:list-item>
        <text:list-item>
          <text:p text:style-name="P2">Anreichern der Ausnahmemeldung um allgemeine Kontextinformation wie z.B. Datum/Uhrzeit, Threadname, Benutzername.</text:p>
        </text:list-item>
      </text:list>
      <text:p text:style-name="P8">Daher ist eine strikte Zentralisierung des Meldungsvorgangs von Ausnahmen zu empfehlen.</text:p>
      <text:p text:style-name="P5">Leider ist es bei den populären Oberflächen-Rahmenwerken nicht einfach, eine zentrale Ausnahmebehandlung einzusetzen, die alle propagierten Ausnahmen meldet. Teils gibt es gar keinen Mechanismus; teils fehlen bei Nutzung des vorbereiteten Mechanismus nötige Kontextinformationen; teils ist er nur schwer zu finden. Daher wollen wir hier für einige Rahmenwerke Anleitungen geben.</text:p>
      <text:p text:style-name="P9">Beispiel-Applikation Kundenverwaltung Logikkern</text:p>
      <text:p text:style-name="JM_5f_Mengentext"><text:span text:style-name="T9">Alle Beispiele stellen eine Verwaltung von Kunden (Client) dar. Sie benutzen den Logikkern im Paket </text:span><text:span text:style-name="T10">lg</text:span><text:span text:style-name="T9">. Die Klasse </text:span><text:span text:style-name="T10">lg.Client</text:span><text:span text:style-name="T9"> stellt einen Kunden dar mit den Attributen: id, firstName, lastName, birthDate und phone. Die Objektverwaltungsoperationen werden über das Interface </text:span><text:span text:style-name="T10">lg.Session</text:span><text:span text:style-name="T9"> kanalisiert. </text:span></text:p>
      <text:p text:style-name="P9">Beispiel-Oberfläche Struts</text:p>
      <text:p text:style-name="P3"><text:span text:style-name="T9">Die auf Struts 1.3.8 basierende Oberfläche ist im Paket </text:span><text:span text:style-name="T10">struts_ui</text:span><text:span text:style-name="T9"> enthalten. Das zentrale Ausnahmemelden wird durch folgende Festlegung in der Datei </text:span><text:span text:style-name="T10">struts-config.xml</text:span><text:span text:style-name="T9"> vereinbart:</text:span></text:p>
      <text:p text:style-name="P10"/>
      <text:p text:style-name="P11">&lt;global-exceptions&gt;</text:p>
      <text:p text:style-name="P12"><text:span text:style-name="T6"><text:s text:c="2"/></text:span><text:span text:style-name="T15">&lt;exception</text:span></text:p>
      <text:p text:style-name="P12"><text:span text:style-name="T6"><text:s text:c="5"/></text:span><text:span text:style-name="T15">type=</text:span><text:span text:style-name="T16">"java.lang.Exception"</text:span></text:p>
      <text:p text:style-name="P12"><text:span text:style-name="T6"><text:s text:c="5"/></text:span><text:span text:style-name="T15">handler=</text:span><text:span text:style-name="T16">"struts_ui.CentralExceptionReporter"</text:span></text:p>
      <text:p text:style-name="P12"><text:span text:style-name="T6"><text:s text:c="5"/></text:span><text:span text:style-name="T15">key=</text:span><text:span text:style-name="T16">"struts_ui.CentralExceptionReporter.inPageErrorMessage"</text:span></text:p>
      <text:p text:style-name="P12"><text:span text:style-name="T6"><text:s text:c="2"/></text:span><text:span text:style-name="T15">/&gt;</text:span></text:p>
      <text:p text:style-name="P13">&lt;/global-exceptions&gt;</text:p>
      <text:p text:style-name="P3"><text:span text:style-name="T9">Dies bedeutet, dass alle Ausnahmen, die Instanzen von </text:span><text:span text:style-name="T10">java.lang.Exception</text:span><text:span text:style-name="T9"> sind, dem </text:span><text:span text:style-name="T10">CentralExceptionReporter</text:span><text:span text:style-name="T9"> übergeben werden. Dies sind sowohl geprüfte als auch ungeprüfte Ausnahmen. Nur Instanzen von </text:span><text:span text:style-name="T10">java.lang.Error</text:span><text:span text:style-name="T9">, z.B. wegen korrupter virtueller Maschine, sind davon ausgeschlossen. Die </text:span><text:span text:style-name="T10">key</text:span><text:span text:style-name="T9">-Angabe für die Datei </text:span><text:span text:style-name="T10">MessageResources.properties</text:span><text:span text:style-name="T9"> wählt einen Meldungsrahmen aus, in den der hier vorgestellte </text:span><text:span text:style-name="T10">CentralExceptionReporter</text:span><text:span text:style-name="T9"> die der Ausnahme entsprechenden Meldungen einsetzt.</text:span></text:p>
      <text:p text:style-name="JM_5f_Mengentext"><text:span text:style-name="T9">In</text:span> jeder Eingabeseite muss <text:span text:style-name="T1">&lt;html:errors/&gt;</text:span> stehen, jede <text:span text:style-name="T1">&lt;action&gt;</text:span> in <text:span text:style-name="T10">struts-config.xml</text:span><text:span text:style-name="T17"> sollte mit </text:span><text:span text:style-name="T10">input="eingabeseite.jsp"</text:span><text:span text:style-name="T17"> angeben, auf welcher Seite eine eventuelle Fehlermeldung <text:s/>angezeigt werden soll.</text:span></text:p>
      <text:p text:style-name="JM_5f_Mengentext">Der <text:span text:style-name="T10">CentralExceptionReporter</text:span> muss die Struts-Klasse <text:span text:style-name="T1">ExceptionHandler</text:span> erweitern und die Methode <text:span text:style-name="T1">execute</text:span> überschreiben. Diese stellt neben den üblichen <text:span text:style-name="T1">execute</text:span>-Parametern wie <text:span text:style-name="T1">mapping</text:span> und <text:span text:style-name="T1">request</text:span> auch die zu meldende Ausnahme <text:span text:style-name="T1">ex</text:span> zur Verfügung. Siehe Listing 1.</text:p>
      <text:p text:style-name="P14">Listing 1</text:p>
      <text:p text:style-name="P10">@Override</text:p>
      <text:p text:style-name="P10">public ActionForward execute(final Exception ex, final ExceptionConfig ae, final ActionMapping mapping, final ActionForm form, final HttpServletRequest request, final HttpServletResponse response) </text:p>
      <text:p text:style-name="P10">throws ServletException </text:p>
      <text:p text:style-name="P10">{</text:p>
      <text:p text:style-name="P10"><text:s text:c="2"/>final StringBuffer requestString = request.getRequestURL();</text:p>
      <text:p text:style-name="P10"><text:s text:c="2"/>final String query = request.getQueryString();</text:p>
      <text:p text:style-name="P10"><text:s text:c="2"/>if(query!=null){</text:p>
      <text:p text:style-name="P10"><text:s text:c="4"/>requestString.append('?');</text:p>
      <text:p text:style-name="P10"><text:s text:c="4"/>requestString.append(query);</text:p>
      <text:p text:style-name="P10"><text:s text:c="2"/>}</text:p>
      <text:p text:style-name="P10"><text:s text:c="2"/>final StringBuffer logMessage = new StringBuffer("Exception occured when executing Struts action for request ");</text:p>
      <text:p text:style-name="P10"><text:s text:c="2"/>logMessage.append(requestString);</text:p>
      <text:p text:style-name="P10"><text:s text:c="2"/>logMessage.append("\n");</text:p>
      <text:p text:style-name="P10"><text:s text:c="2"/>final Locale defaultLocale = Locale.getDefault();</text:p>
      <text:p text:style-name="P10"><text:s text:c="2"/>final ResourceBundle logBundle = ResourceBundle.getBundle(BASE_NAME, defaultLocale);</text:p>
      <text:p text:style-name="P10"><text:s text:c="2"/>multex.Msg.printReport(logMessage, ex, logBundle);</text:p>
      <text:p text:style-name="P10"><text:s text:c="2"/>logger.warning(logMessage.toString());</text:p>
      <text:p text:style-name="P10"/>
      <text:p text:style-name="P10"><text:s text:c="2"/>request.getSession().setAttribute(EXCEPTION_KEY, ex);</text:p>
      <text:p text:style-name="P10"><text:s text:c="2"/>final ActionForward globalErrorForward = mapping.findForward("error");</text:p>
      <text:p text:style-name="P10"><text:s text:c="2"/>logger.info("globalErrorForward=" + globalErrorForward);</text:p>
      <text:p text:style-name="P10"/>
      <text:p text:style-name="P10"><text:s text:c="2"/>final String globalReportingForward = globalErrorForward.getPath();</text:p>
      <text:p text:style-name="P10"><text:s text:c="2"/>final ResourceBundle responseBundle = getBundle(BASE_NAME, request);</text:p>
      <text:p text:style-name="P10"><text:s text:c="2"/>final ActionMessages errorsMut = new ActionErrors();</text:p>
      <text:p text:style-name="P10"><text:s text:c="2"/>errorsMut.add( ActionMessages.GLOBAL_MESSAGE, new ActionMessage(</text:p>
      <text:p text:style-name="P10"><text:s text:c="4"/>ae.getKey(),</text:p>
      <text:p text:style-name="P10"><text:s text:c="4"/>getMessagesAsHtml(ex, responseBundle), globalReportingForward</text:p>
      <text:p text:style-name="P10"><text:s text:c="2"/>));</text:p>
      <text:p text:style-name="P10"><text:s text:c="2"/>serviceAction.mySaveErrors(request, errorsMut);</text:p>
      <text:p text:style-name="P10"/>
      <text:p text:style-name="P10"><text:s text:c="2"/>final String inputFormPath = mapping.getInput();</text:p>
      <text:p text:style-name="P10"><text:s text:c="2"/>final String reportingFormPath = inputFormPath==null ? globalReportingForward : inputFormPath;</text:p>
      <text:p text:style-name="P10"><text:s text:c="2"/>logger.warning("Now forwarding to reporting form path '" + reportingFormPath + "'");</text:p>
      <text:p text:style-name="P10"><text:s text:c="2"/>final ActionForward inputForward = mapping.getInputForward();</text:p>
      <text:p text:style-name="P10"><text:s text:c="2"/>if(inputForward!=null){return inputForward;}</text:p>
      <text:p text:style-name="P10"><text:s text:c="2"/>return mapping.findForward(globalReportingForward);</text:p>
      <text:p text:style-name="P10">}</text:p>
      <text:p text:style-name="P14">Ende Listing 1</text:p>
      <text:p text:style-name="JM_5f_Mengentext">Hierdurch wird erreicht, dass jede von den unteren Schichten kommende Ausnahme, als auch jede nur in den oberen Schichten geworfene, zunächst auf der Eingabeseite und bei Anklicken des Details-Links ausführlich auf der <text:span text:style-name="T1">errorPage.jsp</text:span> gemeldet wird. So z.B. bei unerwarteter Schreibsperre der Persistenzdatei:</text:p>
      <text:p text:style-name="JM_5f_Mengentext"><draw:frame draw:style-name="fr1" draw:name="Grafik1" text:anchor-type="paragraph" svg:width="14.298cm" svg:height="8.608cm" draw:z-index="0"><draw:image xlink:href="Pictures/2000000700003D4B000024E7F4A30BD5.svm" xlink:type="simple" xlink:show="embed" xlink:actuate="onLoad"/></draw:frame>Wenn nur eine Geschäftsregelverletzung vorliegt, z.B. ungültiges Telefonnummernzeichen, wird die Ursachenkette kürzer ausfallen, z.B.<text:line-break/><text:span text:style-name="T1">Cannot save client Müller<text:line-break/>+Cause: Phone number (0208=479387 contains illegal characters. Allowed are only '0123456789 ()/+-'</text:span></text:p>
      <text:p text:style-name="JM_5f_Absatzheadline">Beispiel-Oberfläche Swing</text:p>
      <text:p text:style-name="JM_5f_Mengentext">In Swing gibt es im Gegensatz zu Struts keine vorbereitete Lösung zur Zentralisierung der Ausnahmemeldung. Daher müssen wir auf Unterklassenbildung zurückgreifen. </text:p>
      <text:p text:style-name="JM_5f_Mengentext">Normalerweise ist es sinnvoll, Buttons und Menüpunkte mit einem Unterklassenobjekt von <text:span text:style-name="T1">javax.swing.AbstractAction</text:span> zu erzeugen, welches sowohl den Namen der Aktion als auch die zugehörige Methode <text:span text:style-name="T1">actionPerformed</text:span> enthält. Dies sieht z.B. wie folgt aus:</text:p>
      <text:p text:style-name="JM_5f_Quellcode"/>
      <text:p text:style-name="JM_5f_Quellcode">final Action deleteAction = new AbstractAction("Delete"){</text:p>
      <text:p text:style-name="JM_5f_Quellcode"><text:s text:c="2"/>@Override public void actionPerformed(ActionEvent evt){</text:p>
      <text:p text:style-name="JM_5f_Quellcode"><text:s text:c="4"/>//Code, der das Objekt löscht, mit eigener Ausnahmemeldung</text:p>
      <text:p text:style-name="JM_5f_Quellcode"><text:s text:c="2"/>}</text:p>
      <text:p text:style-name="JM_5f_Quellcode">};</text:p>
      <text:p text:style-name="JM_5f_Quellcode">...</text:p>
      <text:p text:style-name="JM_5f_Quellcode">final JButton deleteButton = new JButton(deleteAction);</text:p>
      <text:p text:style-name="JM_5f_Mengentext">Um den Aktionen zu erlauben, Ausnahmen zu werfen und um diese dann zentral zu melden, muss die Verwendung der Swing-<text:span text:style-name="T1">AbstractAction</text:span> durchgehend durch eine eigene <text:span text:style-name="T1">ExceptionReportingSwingAction</text:span> ersetzt werden. Diese enthält als „template method“ eine Methode <text:span text:style-name="T1">actionPerformed</text:span>, die die abstrakte Methode <text:span text:style-name="T1">actionPerformedWithThrows</text:span> aufruft, aber die Ausnahmebehandlung zentralisiert hat:</text:p>
      <text:p text:style-name="JM_5f_Quellcode"/>
      <text:p text:style-name="P15"/>
      <text:p text:style-name="JM_5f_Quellcode">public abstract class ExceptionReportingSwingAction </text:p>
      <text:p text:style-name="JM_5f_Quellcode">extends javax.swing.AbstractAction {</text:p>
      <text:p text:style-name="JM_5f_Quellcode"><text:s text:c="2"/>...</text:p>
      <text:p text:style-name="JM_5f_Quellcode"><text:s text:c="2"/>public void actionPerformed(final ActionEvent ev) {</text:p>
      <text:p text:style-name="JM_5f_Quellcode"><text:s text:c="4"/>try{</text:p>
      <text:p text:style-name="JM_5f_Quellcode"><text:s text:c="6"/>actionPerformedWithThrows(ev);</text:p>
      <text:p text:style-name="JM_5f_Quellcode"><text:s text:c="4"/>}catch(Exception ex){</text:p>
      <text:p text:style-name="JM_5f_Quellcode"><text:s text:c="6"/>final Component sourceComponent = (Component)ev.getSource();</text:p>
      <text:p text:style-name="JM_5f_Quellcode"><text:s text:c="6"/>//Meldung der Ausname ex in Kenntnis der verursachenden Komponente:</text:p>
      <text:p text:style-name="JM_5f_Quellcode"><text:s text:c="6"/>...</text:p>
      <text:p text:style-name="JM_5f_Quellcode"><text:s text:c="6"/>multex.Swing.report(sourceComponent, ex, resourceBundle);</text:p>
      <text:p text:style-name="JM_5f_Quellcode"><text:s text:c="4"/>}</text:p>
      <text:p text:style-name="JM_5f_Quellcode"><text:s text:c="2"/>}</text:p>
      <text:p text:style-name="JM_5f_Quellcode"/>
      <text:p text:style-name="JM_5f_Quellcode"><text:s text:c="2"/>public abstract void actionPerformedWithThrows(ActionEvent ev) throws Exception;</text:p>
      <text:p text:style-name="JM_5f_Quellcode">}</text:p>
      <text:p text:style-name="JM_5f_Mengentext"/>
      <text:p text:style-name="JM_5f_Quellcode">final Action deleteAction = new ExceptionReportingSwingAction("Delete"){</text:p>
      <text:p text:style-name="JM_5f_Quellcode"><text:s text:c="2"/>@Override public void actionPerformedWithThrows(ActionEvent evt) throws Exc {</text:p>
      <text:p text:style-name="JM_5f_Quellcode"><text:s text:c="4"/>//Code, der das Objekt löscht, ohne sich um Ausnahmen kümmern zu müssen</text:p>
      <text:p text:style-name="JM_5f_Quellcode"><text:s text:c="2"/>}</text:p>
      <text:p text:style-name="JM_5f_Quellcode">};</text:p>
      <text:p text:style-name="JM_5f_Quellcode">final JButton deleteButton = new JButton(deleteAction);</text:p>
      <text:p text:style-name="JM_5f_Mengentext"/>
      <text:p text:style-name="JM_5f_Mengentext">Es sei noch auf weitere Lösungen hingewiesen, die mehr einen Notfallcharakter haben, da sie keinen Zugriff auf die verursachende Oberflächenkomponente haben. Die inoffizielle System Property <text:span text:style-name="T1">sun.awt.exception.handler</text:span> erlaubt, einen Behandler für alle bei der Verarbeitung von Swing/AWT-Events auftretenden Ausnahmen einzusetzen [awtExc]. Heinz Kabutz [4] erzeugt in seinem ab Java 1.4 funktionierendem Ansatz die Swing-GUI in einer eigenen <text:span text:style-name="T1">ThreadGroup</text:span> und überschreibt dabei die Methode <text:span text:style-name="T1">ThreadGroup.uncaughtException</text:span>. Seit Java 5 kann man auch mittels <text:span text:style-name="T1">Thread.setDefaultUncaughtExceptionHandler</text:span> alle überhaupt auftretenden unbehandelten Ausnahmen melden. </text:p>
      <text:list text:style-name="WW8Num2">
        <text:list-item>
          <text:p text:style-name="P2">Dies ist eine Aufzählung. Wenn Sie nummeriert aufzählen möchten, schreiben Sie bitte 1. 2. 3. davor.</text:p>
        </text:list-item>
        <text:list-item>
          <text:p text:style-name="P2">Dies ist eine Aufzählung. Wenn Sie nummeriert aufzählen möchten, schreiben Sie bitte 1. 2. 3. davor.</text:p>
        </text:list-item>
        <text:list-item>
          <text:p text:style-name="P2">Dies ist eine Aufzählung. Wenn Sie nummeriert aufzählen möchten, schreiben Sie bitte 1. 2. 3. davor.</text:p>
        </text:list-item>
      </text:list>
      <text:p text:style-name="P3"/>
      <text:p text:style-name="P3">Der eigentliche Artikel wird in der Absatzvorlage „Mengentext“ geschrieben. Der eigentliche Artikel wird in der Absatzvorlage „Mengentext“ geschrieben. Der eigentliche Artikel wird in der Absatzvorlage „Mengentext“ geschrieben. Der eigentliche Artikel wird in der Absatzvorlage „Mengentext“ geschrieben. Der eigentliche Artikel wird in der Absatzvorlage „Mengentext“ geschrieben. Der eigentliche Artikel wird in der Absatzvorlage „Mengentext“ geschrieben.</text:p>
      <text:p text:style-name="JM_5f_Mengentext"/>
      <text:p text:style-name="P10">Kurzer Quellcode Quellcode</text:p>
      <text:p text:style-name="P10">Kurzer Quellcode Quellcode</text:p>
      <text:p text:style-name="P10">Kurzer Quellcode Quellcode</text:p>
      <text:p text:style-name="P10">//Quellcode bis zu zehn Zeilen kann zwischen dem Mengentext laufen</text:p>
      <text:p text:style-name="P10">//Längere Listings bitte in einen Kasten ausgliedern (s.u.)</text:p>
      <text:p text:style-name="JM_5f_Mengentext"/>
      <text:p text:style-name="P16">&gt;&gt;autorname_thema_1.tif&lt;&lt;</text:p>
      <text:p text:style-name="P16">Abb. 1: Hier steht eine Bildunterschrift</text:p>
      <text:p text:style-name="JM_5f_Mengentext"/>
      <text:p text:style-name="JM_5f_Kastenheadline">Überschrift Kastentext</text:p>
      <text:p text:style-name="JM_5f_Kastentext">Hier steht ein Text für einen separierten Textkasten. Hier steht ein Text für einen separierten Textkasten. Hier steht ein Text für einen separierten Textkasten. Hier steht ein Text für einen separierten Textkasten. Hier steht ein Text für einen separierten Textkasten. Hier steht ein Text für einen separierten Textkasten. Hier steht ein Text für einen separierten Textkasten.</text:p>
      <text:p text:style-name="JM_5f_Kasten_5f_Absatzheadline">Absatzheadline im Kasten</text:p>
      <text:p text:style-name="JM_5f_Kastentext">Hier steht ein Text für einen separierten Textkasten. Hier steht ein Text für einen separierten Textkasten. Hier steht ein Text für einen separierten Textkasten. Hier steht ein Text für einen separierten Textkasten. Hier steht ein Text für einen separierten Textkasten. Hier steht ein Text für einen separierten Textkasten. Hier steht ein Text für einen separierten Textkasten. Kapitälchen gibt es auch im Textkasten, ebenso <text:span text:style-name="JM_5f_Kastentext_5f_Link">Links@Kastentext</text:span><text:span text:style-name="T18"> </text:span>und Kursive.</text:p>
      <text:p text:style-name="JM_5f_Kastentext"/>
      <text:list text:style-name="WW8Num4">
        <text:list-item>
          <text:p text:style-name="P17">Hier steht ein Text für einen separierten Textkasten.</text:p>
        </text:list-item>
        <text:list-item>
          <text:p text:style-name="P17">Hier steht ein Text für einen separierten Textkasten.</text:p>
        </text:list-item>
        <text:list-item>
          <text:p text:style-name="P17">Hier steht ein Text für einen separierten Textkasten.</text:p>
        </text:list-item>
      </text:list>
      <text:p text:style-name="JM_5f_Kastenheadline">Ende Kastentext</text:p>
      <text:p text:style-name="JM_5f_Mengentext"/>
      <text:p text:style-name="P14">Listing</text:p>
      <text:p text:style-name="P10">Lange Quellcodepassage Quellcodepassage</text:p>
      <text:p text:style-name="P10">Lange Quellcodepassage Quellcodepassage</text:p>
      <text:p text:style-name="P10">Lange Quellcodepassage Quellcodepassage</text:p>
      <text:p text:style-name="P10"><text:s/>Lange Quellcodepassage Quellcodepassage</text:p>
      <text:p text:style-name="P10"><text:s/>Lange Quellcodepassage Quellcodepassage</text:p>
      <text:p text:style-name="P10"><text:s text:c="3"/>Lange Quellcodepassage Quellcodepassage</text:p>
      <text:p text:style-name="P10"><text:s text:c="3"/>Lange Quellcodepassage Quellcodepassage</text:p>
      <text:p text:style-name="P10">//Bitte im Mengentext auf den entsprechenden Listingkasten verweisen</text:p>
      <text:p text:style-name="P10">//Bei mehreren Listingkästen diese durchnummerieren</text:p>
      <text:p text:style-name="P14">Ende Listing</text:p>
      <text:p text:style-name="JM_5f_Mengentext"/>
      <table:table table:name="Tabelle1" table:style-name="Tabelle1">
        <table:table-column table:style-name="Tabelle1.A"/>
        <table:table-column table:style-name="Tabelle1.B"/>
        <table:table-row table:style-name="Tabelle1.1">
          <table:table-cell table:style-name="Tabelle1.A1" office:value-type="string">
            <text:p text:style-name="JM_5f_Tabellenheadline">Tabellenheadline</text:p>
          </table:table-cell>
          <table:table-cell table:style-name="Tabelle1.B1" office:value-type="string">
            <text:p text:style-name="JM_5f_Tabellenheadline">Tabellenheadline</text:p>
          </table:table-cell>
        </table:table-row>
        <table:table-row table:style-name="Tabelle1.1">
          <table:table-cell table:style-name="Tabelle1.A2" office:value-type="string">
            <text:p text:style-name="JM_5f_Tabellentext">Hier steht der Tabellentext.</text:p>
          </table:table-cell>
          <table:table-cell table:style-name="Tabelle1.B2" office:value-type="string">
            <text:p text:style-name="JM_5f_Tabellentext">Hier steht der Tabellentext.</text:p>
          </table:table-cell>
        </table:table-row>
        <table:table-row table:style-name="Tabelle1.3">
          <table:table-cell table:style-name="Tabelle1.A2" office:value-type="string">
            <text:p text:style-name="JM_5f_Tabellentext">Hier steht der Tabellentext.</text:p>
          </table:table-cell>
          <table:table-cell table:style-name="Tabelle1.B2" office:value-type="string">
            <text:p text:style-name="JM_5f_Tabellentext">Hier steht der Tabellentext.</text:p>
          </table:table-cell>
        </table:table-row>
        <table:table-row table:style-name="Tabelle1.3">
          <table:table-cell table:style-name="Tabelle1.A2" office:value-type="string">
            <text:p text:style-name="JM_5f_Tabellentext">Hier steht der Tabellentext.</text:p>
          </table:table-cell>
          <table:table-cell table:style-name="Tabelle1.B2" office:value-type="string">
            <text:p text:style-name="JM_5f_Tabellentext">Hier steht der Tabellentext.</text:p>
          </table:table-cell>
        </table:table-row>
        <table:table-row table:style-name="Tabelle1.3">
          <table:table-cell table:style-name="Tabelle1.A2" office:value-type="string">
            <text:p text:style-name="JM_5f_Tabellentext">Hier steht der Tabellentext.</text:p>
          </table:table-cell>
          <table:table-cell table:style-name="Tabelle1.B2" office:value-type="string">
            <text:p text:style-name="JM_5f_Tabellentext">Hier steht der Tabellentext.</text:p>
          </table:table-cell>
        </table:table-row>
      </table:table>
      <text:p text:style-name="P16">Tabelle 1: Hier steht eine Tabellenunterschrift</text:p>
      <text:p text:style-name="JM_5f_Mengentext"/>
      <text:p text:style-name="P18">Hier steht eine kleine Autorinfo, die kursiv gesetzt wird. Hier steht eine kleine Autorinfo, die kursiv gesetzt wird Hier steht eine kleine Autorinfo, die kursiv gesetzt wird Hier steht eine kleine Autorinfo, die kursiv gesetzt wird.</text:p>
      <text:p text:style-name="JM_5f_Links_26_Literatur_5f_Headline">Links &amp; Literatur</text:p>
      <text:p text:style-name="JM_5f_Links_26_Literatur">[1] MulTEx</text:p>
      <text:p text:style-name="JM_5f_Links_26_Literatur">[2] VMS</text:p>
      <text:p text:style-name="JM_5f_Links_26_Literatur">[3] excrep</text:p>
      <text:p text:style-name="JM_5f_Links_26_Literatur">[awtExc] Dokumentiert im Quellcode der Methode handleException von java.awt.EventDispatchThread.</text:p>
      <table:table table:name="Tabelle2" table:style-name="Tabelle2">
        <table:table-column table:style-name="Tabelle2.A"/>
        <table:table-row>
          <table:table-cell table:style-name="Tabelle2.A1" office:value-type="string">
            <text:p text:style-name="Table_20_Contents">[j2ee] Exception management and error tracking in J2EE http://www.theserverside.com/news/thread.tss?thread_id=35107</text:p>
          </table:table-cell>
        </table:table-row>
        <table:table-row>
          <table:table-cell office:value-type="string">
            <text:p text:style-name="P19"/>
          </table:table-cell>
        </table:table-row>
      </table:table>
      <text:p text:style-name="JM_5f_Links_26_Literatur"/>
      <text:p text:style-name="JM_5f_Links_26_Literatur">[4] http://www.javaspecialists.co.za/archive/Issue081.html <text:s text:c="2"/>Central Exception Reporting for Swing by ThreadGroup.uncaughtExce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Courier" svg:font-family="Courier" style:font-family-generic="modern"/>
    <style:font-face style:name="Courier New1" svg:font-family="'Courier New'" style:font-family-generic="modern"/>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JM_5f_Kastenheadline" style:display-name="JM_Kastenheadline" style:family="paragraph" style:parent-style-name="Standard" style:next-style-name="JM_5f_Kastentext">
      <style:paragraph-properties fo:line-height="0.494cm" fo:background-color="#e0e0e0">
        <style:background-image/>
      </style:paragraph-properties>
      <style:text-properties style:font-name="Arial" fo:font-weight="bold" style:font-weight-asian="bold" style:font-weight-complex="bold"/>
    </style:style>
    <style:style style:name="JM_5f_Tabellenheadline" style:display-name="JM_Tabellenheadline" style:family="paragraph" style:parent-style-name="JM_5f_Kastenheadline">
      <style:text-properties fo:font-size="9pt" style:font-size-asian="9pt"/>
    </style:style>
    <style:style style:name="JM_5f_Kastentext" style:display-name="JM_Kastentext" style:family="paragraph" style:parent-style-name="Standard">
      <style:paragraph-properties fo:line-height="0.529cm"/>
      <style:text-properties style:font-name="Arial" fo:font-size="9pt" style:font-size-asian="9pt"/>
    </style:style>
    <style:style style:name="JM_5f_Tabellentext" style:display-name="JM_Tabellentext" style:family="paragraph" style:parent-style-name="JM_5f_Kastentext">
      <style:text-properties fo:font-size="9pt" style:font-size-asian="9pt"/>
    </style:style>
    <style:style style:name="JM_5f_Mengentext" style:display-name="JM_Mengentext" style:family="paragraph" style:parent-style-name="Standard">
      <style:paragraph-properties fo:margin-left="0cm" fo:margin-right="0cm" fo:line-height="0.564cm" fo:text-indent="0.7cm" style:auto-text-indent="false"/>
    </style:style>
    <style:style style:name="JM_5f_Absatzheadline" style:display-name="JM_Absatzheadline" style:family="paragraph" style:parent-style-name="JM_5f_Mengentext" style:next-style-name="JM_5f_Mengentext">
      <style:paragraph-properties fo:margin-left="0cm" fo:margin-right="0cm" fo:margin-top="0.423cm" fo:margin-bottom="0cm" fo:text-indent="0cm" style:auto-text-indent="false"/>
      <style:text-properties style:font-name="Arial" fo:font-weight="bold" style:font-weight-asian="bold" style:font-weight-complex="bold"/>
    </style:style>
    <style:style style:name="JM_5f_Subline2" style:display-name="JM_Subline2" style:family="paragraph" style:parent-style-name="JM_5f_Mengentext" style:next-style-name="JM_5f_Mengentext">
      <style:paragraph-properties fo:margin-left="0cm" fo:margin-right="0cm" fo:margin-top="0cm" fo:margin-bottom="0.212cm" fo:text-indent="0cm" style:auto-text-indent="false"/>
      <style:text-properties fo:font-size="11pt" style:font-size-asian="11pt"/>
    </style:style>
    <style:style style:name="JM_5f_Subline1" style:display-name="JM_Subline1" style:family="paragraph" style:parent-style-name="JM_5f_Subline2" style:next-style-name="JM_5f_Subline2">
      <style:paragraph-properties fo:margin-top="0.212cm" fo:margin-bottom="0.212cm"/>
      <style:text-properties style:font-name="Arial" fo:font-size="12pt" style:font-size-asian="12pt"/>
    </style:style>
    <style:style style:name="JM_5f_Headline" style:display-name="JM_Headline" style:family="paragraph" style:parent-style-name="JM_5f_Subline1" style:next-style-name="JM_5f_Subline1">
      <style:paragraph-properties fo:margin-top="0.212cm" fo:margin-bottom="0cm" fo:line-height="100%"/>
      <style:text-properties fo:font-size="18pt" style:font-size-asian="18pt"/>
    </style:style>
    <style:style style:name="JM_5f_Aufzaehlung" style:display-name="JM_Aufzaehlung" style:family="paragraph" style:parent-style-name="JM_5f_Mengentext" style:list-style-name="WW8Num2">
      <style:paragraph-properties fo:margin-left="0cm" fo:margin-right="0cm" fo:text-indent="0cm" style:auto-text-indent="false"/>
    </style:style>
    <style:style style:name="JM_5f_Quellcode" style:display-name="JM_Quellcode" style:family="paragraph" style:parent-style-name="Standard">
      <style:text-properties style:font-name="Courier" fo:font-size="8pt" fo:language="fr" fo:country="FR" style:font-size-asian="8pt"/>
    </style:style>
    <style:style style:name="JM_5f_Autor" style:display-name="JM_Autor" style:family="paragraph" style:parent-style-name="JM_5f_Mengentext">
      <style:paragraph-properties fo:margin-left="0cm" fo:margin-right="0cm" fo:text-indent="0cm" style:auto-text-indent="false"/>
      <style:text-properties fo:font-weight="bold" style:font-weight-asian="bold"/>
    </style:style>
    <style:style style:name="JM_5f_Bildunterschrift" style:display-name="JM_Bildunterschrift" style:family="paragraph" style:parent-style-name="Standard">
      <style:paragraph-properties fo:line-height="0.494cm" fo:background-color="#ffff00">
        <style:background-image/>
      </style:paragraph-properties>
    </style:style>
    <style:style style:name="JM_5f_Kasten_5f_Absatzheadline" style:display-name="JM_Kasten_Absatzheadline" style:family="paragraph" style:parent-style-name="JM_5f_Kastentext" style:next-style-name="JM_5f_Kastentext">
      <style:paragraph-properties fo:margin-top="0.282cm" fo:margin-bottom="0cm"/>
      <style:text-properties fo:font-weight="bold" style:font-weight-asian="bold" style:font-weight-complex="bold"/>
    </style:style>
    <style:style style:name="JM_5f_Kastentext_5f_Aufzaehlung" style:display-name="JM_Kastentext_Aufzaehlung" style:family="paragraph" style:parent-style-name="JM_5f_Kastentext" style:list-style-name="WW8Num4">
      <style:paragraph-properties fo:margin-left="0cm" fo:margin-right="0cm" fo:text-indent="0cm" style:auto-text-indent="false"/>
      <style:text-properties fo:font-size="9pt" style:font-size-asian="9pt"/>
    </style:style>
    <style:style style:name="JM_5f_Links_26_Literatur_5f_Headline" style:display-name="JM_Links&amp;Literatur_Headline" style:family="paragraph" style:parent-style-name="JM_5f_Tabellentext" style:next-style-name="JM_5f_Links_26_Literatur">
      <style:paragraph-properties fo:margin-top="0.423cm" fo:margin-bottom="0cm" fo:padding-left="0cm" fo:padding-right="0cm" fo:padding-top="0cm" fo:padding-bottom="0.035cm" fo:border-left="none" fo:border-right="none" fo:border-top="none" fo:border-bottom="0.002cm solid #000000"/>
      <style:text-properties fo:font-weight="bold" style:font-weight-asian="bold" style:font-weight-complex="bold"/>
    </style:style>
    <style:style style:name="JM_5f_Links_26_Literatur" style:display-name="JM_Links&amp;Literatur" style:family="paragraph" style:parent-style-name="JM_5f_Kastentext_5f_Aufzaehlung">
      <style:paragraph-properties fo:margin-left="0cm" fo:margin-right="0cm" fo:text-indent="0cm" style:auto-text-indent="false"/>
    </style:style>
    <style:style style:name="Bild" style:family="paragraph" style:parent-style-name="JM_5f_Bildunterschrift">
      <style:paragraph-properties fo:background-color="#ffcc00">
        <style:background-image/>
      </style:paragraph-properties>
      <style:text-properties style:font-name="Times" fo:language="it" fo:country="IT"/>
    </style:style>
    <style:style style:name="JM_5f_Interview_5f_Zitat" style:display-name="JM_Interview_Zitat" style:family="paragraph" style:parent-style-name="JM_5f_Mengentext">
      <style:paragraph-properties fo:margin-top="0.423cm" fo:margin-bottom="0.423cm"/>
      <style:text-properties fo:font-size="13pt" fo:font-style="italic" fo:font-weight="bold" style:font-size-asian="13pt" style:font-style-asian="italic" style:font-weight-asian="bold" style:font-style-complex="italic"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5z0" style:family="text">
      <style:text-properties style:font-name="Symbol"/>
    </style:style>
    <style:style style:name="WW-Absatz-Standardschriftart" style:family="text"/>
    <style:style style:name="JM_5f_Mengentext_5f_Link" style:display-name="JM_Mengentext_Link" style:family="text" style:parent-style-name="WW-Absatz-Standardschriftart">
      <style:text-properties style:text-underline-style="solid" style:text-underline-width="auto" style:text-underline-color="font-color"/>
    </style:style>
    <style:style style:name="JM_5f_Kastentext_5f_Link" style:display-name="JM_Kastentext_Link" style:family="text" style:parent-style-name="WW-Absatz-Standardschriftart">
      <style:text-properties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bullet text:level="2" text:style-name="WW8Num2z1" style:num-suffix="." text:bullet-char="o">
        <style:list-level-properties text:space-before="1.27cm" text:min-label-width="0.635cm"/>
        <style:text-properties style:font-name="Courier New1"/>
      </text:list-level-style-bullet>
      <text:list-level-style-bullet text:level="3" text:style-name="WW8Num2z2" style:num-suffix="." text:bullet-char="">
        <style:list-level-properties text:space-before="2.54cm" text:min-label-width="0.635cm"/>
        <style:text-properties style:font-name="Wingdings"/>
      </text:list-level-style-bullet>
      <text:list-level-style-bullet text:level="4" text:style-name="WW8Num2z0" style:num-suffix="." text:bullet-char="">
        <style:list-level-properties text:space-before="3.81cm" text:min-label-width="0.635cm"/>
        <style:text-properties style:font-name="Symbol"/>
      </text:list-level-style-bullet>
      <text:list-level-style-bullet text:level="5" text:style-name="WW8Num2z1" style:num-suffix="." text:bullet-char="o">
        <style:list-level-properties text:space-before="5.08cm" text:min-label-width="0.635cm"/>
        <style:text-properties style:font-name="Courier New1"/>
      </text:list-level-style-bullet>
      <text:list-level-style-bullet text:level="6" text:style-name="WW8Num2z2" style:num-suffix="." text:bullet-char="">
        <style:list-level-properties text:space-before="6.35cm" text:min-label-width="0.635cm"/>
        <style:text-properties style:font-name="Wingdings"/>
      </text:list-level-style-bullet>
      <text:list-level-style-bullet text:level="7" text:style-name="WW8Num2z0" style:num-suffix="." text:bullet-char="">
        <style:list-level-properties text:space-before="7.62cm" text:min-label-width="0.635cm"/>
        <style:text-properties style:font-name="Symbol"/>
      </text:list-level-style-bullet>
      <text:list-level-style-bullet text:level="8" text:style-name="WW8Num2z1" style:num-suffix="." text:bullet-char="o">
        <style:list-level-properties text:space-before="8.89cm" text:min-label-width="0.635cm"/>
        <style:text-properties style:font-name="Courier New1"/>
      </text:list-level-style-bullet>
      <text:list-level-style-bullet text:level="9" text:style-name="WW8Num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bullet text:level="2" text:style-name="WW8Num4z1" style:num-suffix="." text:bullet-char="o">
        <style:list-level-properties text:space-before="1.27cm" text:min-label-width="0.635cm"/>
        <style:text-properties style:font-name="Courier New1"/>
      </text:list-level-style-bullet>
      <text:list-level-style-bullet text:level="3" text:style-name="WW8Num4z2" style:num-suffix="." text:bullet-char="">
        <style:list-level-properties text:space-before="2.54cm" text:min-label-width="0.635cm"/>
        <style:text-properties style:font-name="Wingdings"/>
      </text:list-level-style-bullet>
      <text:list-level-style-bullet text:level="4" text:style-name="WW8Num4z0" style:num-suffix="." text:bullet-char="">
        <style:list-level-properties text:space-before="3.81cm" text:min-label-width="0.635cm"/>
        <style:text-properties style:font-name="Symbol"/>
      </text:list-level-style-bullet>
      <text:list-level-style-bullet text:level="5" text:style-name="WW8Num4z1" style:num-suffix="." text:bullet-char="o">
        <style:list-level-properties text:space-before="5.08cm" text:min-label-width="0.635cm"/>
        <style:text-properties style:font-name="Courier New1"/>
      </text:list-level-style-bullet>
      <text:list-level-style-bullet text:level="6" text:style-name="WW8Num4z2" style:num-suffix="." text:bullet-char="">
        <style:list-level-properties text:space-before="6.35cm" text:min-label-width="0.635cm"/>
        <style:text-properties style:font-name="Wingdings"/>
      </text:list-level-style-bullet>
      <text:list-level-style-bullet text:level="7" text:style-name="WW8Num4z0" style:num-suffix="." text:bullet-char="">
        <style:list-level-properties text:space-before="7.62cm" text:min-label-width="0.635cm"/>
        <style:text-properties style:font-name="Symbol"/>
      </text:list-level-style-bullet>
      <text:list-level-style-bullet text:level="8" text:style-name="WW8Num4z1" style:num-suffix="." text:bullet-char="o">
        <style:list-level-properties text:space-before="8.89cm" text:min-label-width="0.635cm"/>
        <style:text-properties style:font-name="Courier New1"/>
      </text:list-level-style-bullet>
      <text:list-level-style-bullet text:level="9" text:style-name="WW8Num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1" style:family="text">
      <style:text-properties style:font-name="Arial" fo:font-size="8pt" style:font-size-asian="8pt" style:font-name-complex="Arial"/>
    </style:style>
    <style:page-layout style:name="pm1">
      <style:page-layout-properties fo:page-width="20.999cm" fo:page-height="29.699cm" style:num-format="1" style:print-orientation="portrait" fo:margin-top="1.27cm" fo:margin-bottom="1.801cm" fo:margin-left="2.2cm" fo:margin-right="4.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43cm" style:dynamic-spacing="true"/>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106">
      <number:text>dd.</number:text>
      <number:month number:style="long"/>
      <number:text>.yyyy</number:text>
    </number:date-style>
  </office:automatic-styles>
  <office:master-styles>
    <style:master-page style:name="Standard" style:page-layout-name="pm1">
      <style:header>
        <text:p text:style-name="Standard"><text:span text:style-name="T1">Seite </text:span><text:span text:style-name="T1"><text:page-number text:select-page="current">7</text:page-number></text:span><text:span text:style-name="T1">, Druckdatum: </text:span><text:span text:style-name="T1"><text:date style:data-style-name="N106" text:date-value="2007-06-07T16:01:58.20">dd.06.yyyy</text:date></text:span><text:span text:style-name="T1">, </text:span><text:span text:style-name="T1"><text:time style:data-style-name="N40" text:time-value="2007-06-07T16:01:58.20">16:01</text:time></text:span><text:span text:style-name="T1"> Uhr</text:span></text:p>
      </style:head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2$Build-8964</meta:generator>
    <meta:initial-creator>Christoph Knabe</meta:initial-creator>
    <meta:creation-date>2007-05-23T14:43:25</meta:creation-date>
    <dc:creator>Christoph Knabe</dc:creator>
    <dc:date>2007-06-07T16:01:57</dc:date>
    <meta:printed-by>Christoph Knabe</meta:printed-by>
    <meta:print-date>2007-05-25T15:14:18</meta:print-date>
    <dc:language>en-US</dc:language>
    <meta:editing-cycles>20</meta:editing-cycles>
    <meta:editing-duration>PT21H1M0S</meta:editing-duration>
    <meta:user-defined meta:name="Info 1"/>
    <meta:user-defined meta:name="Info 2"/>
    <meta:user-defined meta:name="Info 3"/>
    <meta:user-defined meta:name="Info 4"/>
    <meta:document-statistic meta:table-count="2" meta:image-count="1" meta:object-count="0" meta:page-count="7" meta:paragraph-count="194" meta:word-count="2277" meta:character-count="18673"/>
  </office:meta>
</office:document-meta>
</file>